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aff" officeooo:paragraph-rsid="0002c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xfe hbgfxsfcdq<text:tab/>s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57:17.679148847</meta:creation-date>
    <dc:date>2019-03-13T19:57:59.374516397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